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44.66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8.8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85.6mm" svg:height="104.4mm" svg:x="85.77mm" svg:y="89.64mm">
            <draw:object draw:notify-on-update-of-ranges="Planilha1.D6:Planilha1.D13 Planilha1.E6:Planilha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7"/>
        <table:table-row table:style-name="ro1">
          <table:table-cell table:style-name="ce1" office:value-type="string" calcext:value-type="string" table:number-columns-spanned="6" table:number-rows-spanned="1">
            <text:p>CALIBRAÇÃO DA CÂMERA</text:p>
          </table:table-cell>
          <table:covered-table-cell table:style-name="Default"/>
          <table:covered-table-cell/>
          <table:covered-table-cell table:number-columns-repeated="3" table:style-name="Default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Altura laser (cm)</text:p>
          </table:table-cell>
          <table:table-cell table:style-name="ce7" office:value-type="float" office:value="2.8" calcext:value-type="float">
            <text:p>2,8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3">
          <table:table-cell table:style-name="ce3" office:value-type="string" calcext:value-type="string">
            <text:p>Dist_Pixel</text:p>
          </table:table-cell>
          <table:table-cell table:style-name="ce3" office:value-type="string" calcext:value-type="string">
            <text:p>Dist_med (cm)</text:p>
          </table:table-cell>
          <table:table-cell table:style-name="ce8"/>
          <table:table-cell table:style-name="ce3" office:value-type="string" calcext:value-type="string">
            <text:p>Dist_Pixel</text:p>
          </table:table-cell>
          <table:table-cell table:style-name="ce3" office:value-type="string" calcext:value-type="string">
            <text:p>angulo_atual (rad)</text:p>
          </table:table-cell>
          <table:table-cell table:style-name="ce3" office:value-type="string" calcext:value-type="string">
            <text:p>angulo_atual (GRAUS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7]" office:value-type="float" office:value="35" calcext:value-type="float">
            <text:p>35</text:p>
          </table:table-cell>
          <table:table-cell table:formula="of:=ATAN([.B3]/[.B7])" office:value-type="float" office:value="0.0311010794419815" calcext:value-type="float">
            <text:p>0,031101079441982</text:p>
          </table:table-cell>
          <table:table-cell table:formula="of:=DEGREES([.E7])" office:value-type="float" office:value="1.78196059032663" calcext:value-type="float">
            <text:p>1,7819605903266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8]" office:value-type="float" office:value="39" calcext:value-type="float">
            <text:p>39</text:p>
          </table:table-cell>
          <table:table-cell table:formula="of:=ATAN([.B3]/[.B8])" office:value-type="float" office:value="0.0349857188285257" calcext:value-type="float">
            <text:p>0,034985718828526</text:p>
          </table:table-cell>
          <table:table-cell table:formula="of:=DEGREES([.E8])" office:value-type="float" office:value="2.0045340321059" calcext:value-type="float">
            <text:p>2,004534032105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9]" office:value-type="float" office:value="43" calcext:value-type="float">
            <text:p>43</text:p>
          </table:table-cell>
          <table:table-cell table:formula="of:=ATAN([.B3]/[.B9])" office:value-type="float" office:value="0.03997868712329" calcext:value-type="float">
            <text:p>0,03997868712329</text:p>
          </table:table-cell>
          <table:table-cell table:formula="of:=DEGREES([.E9])" office:value-type="float" office:value="2.29061004263853" calcext:value-type="float">
            <text:p>2,2906100426385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10]" office:value-type="float" office:value="47" calcext:value-type="float">
            <text:p>47</text:p>
          </table:table-cell>
          <table:table-cell table:formula="of:=ATAN([.B3]/[.B10])" office:value-type="float" office:value="0.0466328343200658" calcext:value-type="float">
            <text:p>0,046632834320066</text:p>
          </table:table-cell>
          <table:table-cell table:formula="of:=DEGREES([.E10])" office:value-type="float" office:value="2.67186459327259" calcext:value-type="float">
            <text:p>2,6718645932725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1]" office:value-type="float" office:value="53" calcext:value-type="float">
            <text:p>53</text:p>
          </table:table-cell>
          <table:table-cell table:formula="of:=ATAN([.B3]/[.B11])" office:value-type="float" office:value="0.055941571233561" calcext:value-type="float">
            <text:p>0,055941571233561</text:p>
          </table:table-cell>
          <table:table-cell table:formula="of:=DEGREES([.E11])" office:value-type="float" office:value="3.2052159310135" calcext:value-type="float">
            <text:p>3,205215931013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2]" office:value-type="float" office:value="64" calcext:value-type="float">
            <text:p>64</text:p>
          </table:table-cell>
          <table:table-cell table:formula="of:=ATAN([.B3]/[.B12])" office:value-type="float" office:value="0.0698860016346425" calcext:value-type="float">
            <text:p>0,069886001634643</text:p>
          </table:table-cell>
          <table:table-cell table:formula="of:=DEGREES([.E12])" office:value-type="float" office:value="4.00417294070939" calcext:value-type="float">
            <text:p>4,0041729407093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3]" office:value-type="float" office:value="82" calcext:value-type="float">
            <text:p>82</text:p>
          </table:table-cell>
          <table:table-cell table:formula="of:=ATAN([.B3]/[.B13])" office:value-type="float" office:value="0.0930637287244179" calcext:value-type="float">
            <text:p>0,093063728724418</text:p>
          </table:table-cell>
          <table:table-cell table:formula="of:=DEGREES([.E13])" office:value-type="float" office:value="5.33215888165956" calcext:value-type="float">
            <text:p>5,33215888165956</text:p>
          </table:table-cell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 table:style-name="ce6" office:value-type="string" calcext:value-type="string">
            <text:p>rpc</text:p>
          </table:table-cell>
          <table:table-cell table:formula="of:=SLOPE([.E7:.E13];[.D7:.D13])" office:value-type="float" office:value="0.00134447277858444" calcext:value-type="float">
            <text:p>0,001344472778584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6" office:value-type="string" calcext:value-type="string">
            <text:p>ro</text:p>
          </table:table-cell>
          <table:table-cell table:formula="of:=INTERCEPT([.E7:.E13];[.D7:.D13])" office:value-type="float" office:value="-0.0166362853313808" calcext:value-type="float">
            <text:p>-0,016636285331381</text:p>
          </table:table-cell>
          <table:table-cell/>
          <table:table-cell table:style-name="Default" table:number-columns-repeated="3"/>
        </table:table-row>
      </table:table>
      <table:table table:name="Planilha2" table:style-name="ta1">
        <table:table-column table:style-name="co7" table:default-cell-style-name="ce23"/>
        <table:table-column table:style-name="co8" table:default-cell-style-name="ce24"/>
        <table:table-row table:style-name="ro2">
          <table:table-cell office:value-type="string" calcext:value-type="string">
            <text:p>h</text:p>
          </table:table-cell>
          <table:table-cell table:style-name="ce23" table:formula="of:=[Planilha1.B3]" office:value-type="float" office:value="2.8" calcext:value-type="float">
            <text:p>2,8</text:p>
          </table:table-cell>
        </table:table-row>
        <table:table-row table:style-name="ro2">
          <table:table-cell office:value-type="string" calcext:value-type="string">
            <text:p>rpc</text:p>
          </table:table-cell>
          <table:table-cell table:formula="of:=[$Planilha1.B16]" office:value-type="float" office:value="0.00134447277858444" calcext:value-type="float">
            <text:p>0,001344472778584</text:p>
          </table:table-cell>
        </table:table-row>
        <table:table-row table:style-name="ro2">
          <table:table-cell office:value-type="string" calcext:value-type="string">
            <text:p>ro</text:p>
          </table:table-cell>
          <table:table-cell table:formula="of:=[$Planilha1.B17]" office:value-type="float" office:value="-0.0166362853313808" calcext:value-type="float">
            <text:p>-0,016636285331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00:29:52.7836565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5:38:26.965453430</meta:creation-date>
    <dc:date>2019-02-05T00:39:57.682766732</dc:date>
    <meta:editing-duration>PT4H17M30S</meta:editing-duration>
    <meta:editing-cycles>14</meta:editing-cycles>
    <meta:generator>LibreOffice/6.0.7.3$Linux_X86_64 LibreOffice_project/00m0$Build-3</meta:generator>
    <meta:document-statistic meta:table-count="2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/>
      <style:text-properties fo:font-size="14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61cm" svg:height="10.441cm" xlink:href=".." xlink:type="simple" chart:class="chart:scatter" chart:style-name="ch1">
        <chart:title svg:x="3.297cm" svg:y="0.344cm" chart:style-name="ch2">
          <text:p>Relação entre θ e a Distância da linha ao centro da imagem</text:p>
        </chart:title>
        <chart:plot-area chart:style-name="ch3" table:cell-range-address="Planilha1.D6:Planilha1.E13" svg:x="0.371cm" svg:y="1.331cm" svg:width="17.819cm" svg:height="8.902cm">
          <chartooo:coordinate-region svg:x="1.283cm" svg:y="1.53cm" svg:width="16.72cm" svg:height="8.0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E6:Planilha1.E13" chart:class="chart:scatter">
            <chart:domain table:cell-range-address="Planilha1.D6:Planilha1.D13"/>
            <chart:regression-curve chart:style-name="ch7">
              <chart:equation chart:display-equation="true" chart:display-r-square="false" svg:x="3.8cm" svg:y="7.992cm" chart:style-name="ch8"/>
            </chart:regression-curve>
            <chart:data-point chart:style-name="ch9"/>
            <chart:data-point chart:repeated="5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lanilha1.D6:Planilha1.D13</svg:desc>
                </draw:g>
              </table:table-cell>
              <table:table-cell office:value-type="float" office:value="NaN">
                <text:p>NaN</text:p>
                <draw:g>
                  <svg:desc>Planilha1.E6:Planilh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0311010794419815">
                <text:p>0.0311010794419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0349857188285257">
                <text:p>0.0349857188285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0.03997868712329">
                <text:p>0.03997868712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0.0466328343200658">
                <text:p>0.0466328343200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0.055941571233561">
                <text:p>0.055941571233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698860016346425">
                <text:p>0.0698860016346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0.0930637287244179">
                <text:p>0.0930637287244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